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0">
      <style:text-properties fo:font-weight="normal" style:font-weight-asian="normal" style:font-weight-complex="normal"/>
    </style:style>
    <style:style style:name="P13" style:family="paragraph" style:parent-style-name="Standard" style:list-style-name="L11">
      <style:text-properties fo:font-weight="normal" style:font-weight-asian="normal" style:font-weight-complex="normal"/>
    </style:style>
    <style:style style:name="P14" style:family="paragraph" style:parent-style-name="Standard" style:list-style-name="L11"/>
    <style:style style:name="P15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icultés</text:p>
      <text:list xml:id="list3542286681196981752" text:style-name="L1">
        <text:list-item>
          <text:p text:style-name="P3">Taille de la grille</text:p>
        </text:list-item>
        <text:list-item>
          <text:p text:style-name="P3">Somme des chiffres des lignes et colonnes</text:p>
        </text:list-item>
        <text:list-item>
          <text:p text:style-name="P3">Longueurs des différentes séquences</text:p>
        </text:list-item>
      </text:list>
      <text:p text:style-name="Standard"/>
      <text:p text:style-name="P1">Images aléatoires?</text:p>
      <text:list xml:id="list3608547206544643103" text:style-name="L2">
        <text:list-item>
          <text:p text:style-name="P4">Problème de la solution unique</text:p>
        </text:list-item>
      </text:list>
      <text:p text:style-name="Standard"/>
      <text:p text:style-name="P1">Livrable</text:p>
      <text:list xml:id="list2128036635468089671" text:style-name="L3">
        <text:list-item>
          <text:p text:style-name="P5">Tout</text:p>
        </text:list-item>
        <text:list-item>
          <text:p text:style-name="P5">Expliquer comment démarrer le jeu ( manuel d'utilisation)</text:p>
        </text:list-item>
      </text:list>
      <text:p text:style-name="Standard"/>
      <text:p text:style-name="P1">Aides</text:p>
      <text:list xml:id="list3104784214420817359" text:style-name="L4">
        <text:list-item>
          <text:p text:style-name="P6">Quelque chose à faire sur une ligne ou une colonne ( donné le numéro correspondant ) et donner une technique pour résoudre le problème</text:p>
        </text:list-item>
        <text:list-item>
          <text:p text:style-name="P6">Coût de l'aide en temps en fonction de la qualité de celle-ci pour affecter le score</text:p>
        </text:list-item>
      </text:list>
      <text:p text:style-name="Standard"/>
      <text:p text:style-name="P1">Modes</text:p>
      <text:list xml:id="list4704987457010773741" text:style-name="L5">
        <text:list-item>
          <text:p text:style-name="P7">Entraînement : sans score</text:p>
        </text:list-item>
        <text:list-item>
          <text:p text:style-name="P7">Aventure : <text:s/>réussir une grille pour débloquer la suivante( scénarisé ) avec des « boss » ==&gt; minuteur ; gros PiCross tous les 10 niveaux par exemple</text:p>
        </text:list-item>
        <text:list-item>
          <text:p text:style-name="P7">Compétitif : chronométré pour faire le meilleur temps possible</text:p>
        </text:list-item>
        <text:list-item>
          <text:p text:style-name="P7">Gros PiCross si pas trop de modes</text:p>
        </text:list-item>
      </text:list>
      <text:p text:style-name="Standard"/>
      <text:p text:style-name="P1">Didacticiel à réaliser</text:p>
      <text:p text:style-name="Standard"/>
      <text:p text:style-name="P1">Enregistrements</text:p>
      <text:list xml:id="list5034765253888721163" text:style-name="L6">
        <text:list-item>
          <text:p text:style-name="P8">Automatique à chaque fois que l'on part de la partie</text:p>
        </text:list-item>
        <text:list-item>
          <text:p text:style-name="P8">Nom des sauvegardes sont préfixées par le pseudo du joueur</text:p>
        </text:list-item>
      </text:list>
      <text:p text:style-name="Standard"/>
      <text:p text:style-name="Standard"><text:span text:style-name="T1">Checkpoint</text:span>( Hypothèses )</text:p>
      <text:list xml:id="list699876222998061758" text:style-name="L7">
        <text:list-item>
          <text:p text:style-name="P9">Différentes couleurs par hypothèses</text:p>
        </text:list-item>
        <text:list-item>
          <text:p text:style-name="P9">Possibilité d'annuler les hypothèses</text:p>
        </text:list-item>
        <text:list-item>
          <text:p text:style-name="P9">Possibilité d'empiler les hypothèses</text:p>
        </text:list-item>
        <text:list-item>
          <text:p text:style-name="P9"/>
        </text:list-item>
      </text:list>
      <text:p text:style-name="Standard"/>
      <text:p text:style-name="P1">Gameplay</text:p>
      <text:list xml:id="list4221020188017832226" text:style-name="L8">
        <text:list-item>
          <text:p text:style-name="P10">Compteur du nombre de cases sélectionnées à colorier</text:p>
        </text:list-item>
        <text:list-item>
          <text:p text:style-name="P10">Jouer au clavier ?</text:p>
        </text:list-item>
        <text:list-item>
          <text:p text:style-name="P10">3 états par cases :</text:p>
          <text:list>
            <text:list-item>
              <text:p text:style-name="P10">blanche</text:p>
            </text:list-item>
            <text:list-item>
              <text:p text:style-name="P10">colorié</text:p>
            </text:list-item>
            <text:list-item>
              <text:p text:style-name="P10">croix</text:p>
            </text:list-item>
          </text:list>
        </text:list-item>
        <text:list-item>
          <text:p text:style-name="P10">Méthode pour choisir le type d'action à faire sur les cases ? Basculement si on appuie sur aucune touche et utilisations des 3 boutons différents( colorié, blanc, croix )</text:p>
        </text:list-item>
      </text:list>
      <text:p text:style-name="Standard"/>
      <text:p text:style-name="P1">Compte</text:p>
      <text:list xml:id="list5170289950497008170" text:style-name="L9">
        <text:list-item>
          <text:p text:style-name="P11">Seulement le pseudo du joueur sans mot de passe</text:p>
        </text:list-item>
      </text:list>
      <text:p text:style-name="P2"/>
      <text:p text:style-name="P2"/>
      <text:p text:style-name="P1"><text:soft-page-break/>Interface</text:p>
      <text:list xml:id="list2106664275181402841" text:style-name="L10">
        <text:list-item>
          <text:p text:style-name="P12">Première page inscription de notre pseudo !</text:p>
          <text:list>
            <text:list-item>
              <text:p text:style-name="P12">Si on joue</text:p>
            </text:list-item>
          </text:list>
        </text:list-item>
      </text:list>
      <text:list xml:id="list1109922352564863090" text:style-name="L11">
        <text:list-item>
          <text:p text:style-name="P14"><text:span text:style-name="T2">nouvelle partie ou chargement</text:span></text:p>
        </text:list-item>
        <text:list-item>
          <text:p text:style-name="P13">choix du mode de jeu</text:p>
        </text:list-item>
        <text:list-item>
          <text:p text:style-name="P13">difficulté</text:p>
        </text:list-item>
        <text:list-item>
          <text:p text:style-name="P13">grille</text:p>
        </text:list-item>
      </text:list>
      <text:list xml:id="list4199549745299019086" text:style-name="L12">
        <text:list-item>
          <text:p text:style-name="P15"><text:span text:style-name="T2">En jeu : possibilité de quitter la partie, pas de menu déroulant !</text:span></text:p>
        </text:list-item>
        <text:list-item>
          <text:p text:style-name="P15"><text:span text:style-name="T2">Possibilité de voir le scoreboard et de choisir les niveaux à voir</text:span></text:p>
        </text:list-item>
        <text:list-item>
          <text:p text:style-name="P15"><text:span text:style-name="T2">Crédits ?</text:span></text:p>
        </text:list-item>
        <text:list-item>
          <text:p text:style-name="P15"><text:span text:style-name="T2">Possibilité de quitte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DI CARLO</meta:initial-creator>
    <meta:creation-date>2018-01-19T14:20:54.07</meta:creation-date>
    <meta:generator>OpenOffice/4.1.3$Win32 OpenOffice.org_project/413m1$Build-9783</meta:generator>
    <dc:date>2018-01-22T14:18:37.16</dc:date>
    <dc:creator>Benjamin DI CARLO</dc:creator>
    <meta:editing-duration>PT1H51M6S</meta:editing-duration>
    <meta:editing-cycles>4</meta:editing-cycles>
    <meta:document-statistic meta:table-count="0" meta:image-count="0" meta:object-count="0" meta:page-count="2" meta:paragraph-count="46" meta:word-count="308" meta:character-count="1665"/>
  </office:meta>
</office:document-meta>
</file>